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'Trebuchet MS'" style:font-family-asian="'Trebuchet MS'" style:font-family-complex="'Trebuchet MS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'Trebuchet MS'" style:font-family-asian="'Trebuchet MS'" style:font-family-complex="'Trebuchet MS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13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14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17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20" style:family="text">
      <style:text-properties fo:font-size="12.00pt" fo:font-weight="normal" fo:font-family="'Trebuchet MS'" style:font-family-asian="'Trebuchet MS'" style:font-family-complex="'Trebuchet MS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23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24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25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26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27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28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29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30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31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32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33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36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39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64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67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2.00pt" fo:font-weight="normal" fo:font-family="'Trebuchet MS'" style:font-family-asian="'Trebuchet MS'" style:font-family-complex="'Trebuchet MS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72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73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74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77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2.00pt" fo:font-weight="normal" fo:font-family="'Trebuchet MS'" style:font-family-asian="'Trebuchet MS'" style:font-family-complex="'Trebuchet MS'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81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82" style:family="text">
      <style:text-properties fo:font-size="12.00pt" fo:font-weight="normal" fo:font-family="'Trebuchet MS'" style:font-family-asian="'Trebuchet MS'" style:font-family-complex="'Trebuchet MS'" fo:background-color="transparent" fo:color="#000000"/>
    </style:style>
    <style:style style:name="T83" style:family="text">
      <style:text-properties fo:font-size="12.00pt" fo:font-weight="bold" fo:font-family="'Trebuchet MS'" style:font-family-asian="'Trebuchet MS'" style:font-family-complex="'Trebuchet MS'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86" style:family="text">
      <style:text-properties fo:font-size="12.00pt" fo:font-weight="normal" fo:font-family="'Trebuchet MS'" style:font-family-asian="'Trebuchet MS'" style:font-family-complex="'Trebuchet MS'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89" style:family="text">
      <style:text-properties fo:font-size="12.00pt" fo:font-weight="normal" fo:font-family="'Trebuchet MS'" style:font-family-asian="'Trebuchet MS'" style:font-family-complex="'Trebuchet MS'" fo:background-color="transparent" fo:color="#00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Trebuchet MS'" style:font-family-asian="'Trebuchet MS'" style:font-family-complex="'Trebuchet MS'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94" style:family="text">
      <style:text-properties fo:font-size="12.00pt" fo:font-weight="normal" fo:font-family="'Trebuchet MS'" style:font-family-asian="'Trebuchet MS'" style:font-family-complex="'Trebuchet MS'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top="12.00pt" fo:margin-bottom="3.00pt"/>
    </style:style>
    <style:style style:name="P14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17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30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33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3.50pt" fo:text-indent="-3.50pt">
        <style:tab-stops>
          <style:tab-stop style:position="411.10pt"/>
          <style:tab-stop style:position="3401.80pt"/>
        </style:tab-stops>
      </style:paragraph-properties>
    </style:style>
    <style:style style:name="P36" style:family="paragraph">
      <style:paragraph-properties fo:line-height="100.00%" fo:text-align="left" fo:margin-top="12.00pt" fo:margin-bottom="3.0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35.45pt" fo:text-indent="0.00p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top="12.00pt" fo:margin-bottom="3.00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top="12.00pt" fo:margin-bottom="3.00pt"/>
    </style:style>
    <text:list-style style:name="L4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3" style:family="paragraph">
      <style:paragraph-properties fo:line-height="100.00%" fo:text-align="left" fo:margin-left="-18.00pt" fo:text-indent="18.00p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top="12.00pt" fo:margin-bottom="3.00pt"/>
    </style:style>
    <text:list-style style:name="L4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left" fo:margin-left="-18.00pt" fo:text-indent="18.00pt" fo:margin-top="5.00p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top="12.00pt" fo:margin-bottom="3.00pt"/>
    </style:style>
    <style:style style:name="P49" style:family="paragraph">
      <style:paragraph-properties fo:line-height="100.00%" fo:text-align="left" fo:margin-top="5.00pt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top="5.00pt"/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top="5.00pt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top="5.00p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top="5.00pt"/>
    </style:style>
    <style:style style:name="P58" style:family="paragraph">
      <style:paragraph-properties fo:line-height="100.00%" fo:text-align="left" fo:margin-top="5.00pt"/>
    </style:style>
    <style:style style:name="P59" style:family="paragraph">
      <style:paragraph-properties fo:line-height="100.00%" fo:text-align="left"/>
    </style:style>
    <style:style style:name="TableColumn0100" style:family="table-column">
      <style:table-column-properties style:column-width="5.758333in"/>
    </style:style>
    <style:style style:name="TableColumn0101" style:family="table-column">
      <style:table-column-properties style:column-width="1.052083in"/>
    </style:style>
    <style:style style:name="Table01" style:family="table">
      <style:table-properties style:width="6.8104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7" style:family="table-row">
      <style:table-row-properties style:min-row-height="0.239583in"/>
    </style:style>
    <style:style style:name="TableCell0107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108" style:family="table-row">
      <style:table-row-properties style:min-row-height="0.208333in"/>
    </style:style>
    <style:style style:name="TableCell0108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Programación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Informe Final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6">I.E.S. San Vicente</text:span></text:p>
      <text:p text:style-name="P1"><text:span text:style-name="T6">San Vicente del Raspeig (Alicante)</text:span></text:p>
      <text:p text:style-name="P1"><text:span text:style-name="T6">2016/2017</text:span></text:p>
      <text:p text:style-name="P1"><text:span text:style-name="T7"/></text:p>
      <text:p text:style-name="P1"><text:span text:style-name="T7"/></text:p>
      <text:p text:style-name="P1"><text:span text:style-name="T8">Profesora:</text:span></text:p>
      <text:p text:style-name="P1"><text:span text:style-name="T8">Mari Chelo Rubio</text:span></text:p>
      <text:p text:style-name="P1"><text:span text:style-name="T9"/></text:p>
      <text:p text:style-name="P1"><text:span text:style-name="T10">Alumno:</text:span></text:p>
      <text:p text:style-name="P1"><text:span text:style-name="T10">Domingo Castillo Marti</text:span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3"><text:span text:style-name="T11"/></text:p>
      <text:p text:style-name="P4"><text:span text:style-name="T12">1. Introducción</text:span></text:p>
      <text:p text:style-name="P5"><text:span text:style-name="T13">Nombre del proyecto</text:span></text:p>
      <text:p text:style-name="P6"><text:span text:style-name="T14">Ajedrez</text:span></text:p>
      <text:p text:style-name="P6"><text:span text:style-name="T15"/></text:p>
      <text:p text:style-name="P7"><text:span text:style-name="T16">Hecho por</text:span></text:p>
      <text:p text:style-name="P8"><text:span text:style-name="T17">Domingo Castillo</text:span></text:p>
      <text:p text:style-name="P9"><text:span text:style-name="T18"/></text:p>
      <text:p text:style-name="P9"><text:span text:style-name="T19">Breve descripción del proyecto</text:span></text:p>
      <text:p text:style-name="P9"><text:span text:style-name="T20">Se trata de un ajedrez para 2 jugadores. Se podran guardar partidas para revirsarlas. Es una aplicación de consola.</text:span></text:p>
      <text:p text:style-name="P10"><text:span text:style-name="T21"/></text:p>
      <text:p text:style-name="P10"><text:span text:style-name="T22">2. Funcionalidad del proyecto</text:span></text:p>
      <text:p text:style-name="P10"><text:span text:style-name="T23">Al entrar al programa, aparecerá una pantalla de bienvenida donde el usuario podrá elegir entre:</text:span></text:p>
      <text:p text:style-name="P10"><text:span text:style-name="T24"/></text:p>
      <text:p text:style-name="P10"><text:span text:style-name="T25">•</text:span><text:span text:style-name="T26"><text:s/>Jugar contra otro jugador</text:span></text:p>
      <text:p text:style-name="P10"><text:span text:style-name="T27">•</text:span><text:span text:style-name="T28"><text:s/>Revisar partidas guardadas</text:span></text:p>
      <text:p text:style-name="P10"><text:span text:style-name="T29">•</text:span><text:span text:style-name="T30"><text:s/>Salir </text:span></text:p>
      <text:p text:style-name="P10"><text:span text:style-name="T31"/></text:p>
      <text:p text:style-name="P10"><text:span text:style-name="T31">Si se elige la opción multijugador, se pedirá primero el nombre de la partida para luego poder encontrarla y luego se mostrará el tablero parase jugar por turnos. Antes de cada movimeinto, el juego mirar</text:span><text:span text:style-name="T32">á si el moviemento que se<text:s/></text:span><text:span text:style-name="T33">quiere hacer es legal. Al terminar la partida se guardará la partida para revisarla en otro momento.</text:span></text:p>
      <text:p text:style-name="P10"><text:span text:style-name="T33">Las imágenes de las piezas y del fondo se leerán de un fichero al principio del juego.</text:span></text:p>
      <text:p text:style-name="P10"><text:span text:style-name="T33"/></text:p>
      <text:p text:style-name="P10"><text:span text:style-name="T33">Si se elige la opción de revisar partidas. Se mostrará una lista de partidas para elegir la cual revisar. Una vez dentro se ve la partida y se puede ir viendo movimiento a movimiento.</text:span></text:p>
      <text:p text:style-name="P10"><text:span text:style-name="T34"/></text:p>
      <text:p text:style-name="P10"><text:span text:style-name="T35">3. Prototipo de pantalla</text:span></text:p>
      <text:p text:style-name="P10"><text:span text:style-name="T36">La pantalla será así:</text:span></text:p>
      <text:p text:style-name="P11"><text:span text:style-name="T37"/></text:p>
      <text:p text:style-name="P11"><draw:frame text:anchor-type="as-char" svg:width="72.81mm" svg:height="72.60mm" style:rel-width="scale" style:rel-height="scale"><draw:object-ole xlink:href="OleObj1"/><draw:image xlink:href="ObjectReplacements/OleObj1"/></draw:frame><text:span text:style-name="T37"/></text:p>
      <text:p text:style-name="P11"><text:span text:style-name="T37"/></text:p>
      <text:p text:style-name="P11"><text:span text:style-name="T37"/></text:p>
      <text:p text:style-name="P11"><text:span text:style-name="T37"/></text:p>
      <text:p text:style-name="P12"><text:span text:style-name="T38">4.Análisis</text:span></text:p>
      <text:p text:style-name="P13"><text:span text:style-name="T39">4a. Requisitos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15"><text:span text:style-name="T41">Requisito</text:span><text:span text:style-name="T42"/></text:p>
          </table:table-cell>
          <table:table-cell table:style-name="TableCell010001">
            <text:p text:style-name="P15"><text:span text:style-name="T43">Fecha consecución</text:span><text:span text:style-name="T44"/></text:p>
          </table:table-cell>
        </table:table-row>
        <table:table-row table:style-name="TableRow0101">
          <table:table-cell table:style-name="TableCell010100">
            <text:p text:style-name="P18"><text:span text:style-name="T45">El programa permitirá a un mover piezas y determinar si es legal el movimiento</text:span><text:span text:style-name="T46"/></text:p>
          </table:table-cell>
          <table:table-cell table:style-name="TableCell010101">
            <text:p text:style-name="P18"><text:span text:style-name="T46"/></text:p>
          </table:table-cell>
        </table:table-row>
        <table:table-row table:style-name="TableRow0102">
          <table:table-cell table:style-name="TableCell010200">
            <text:p text:style-name="P20"><text:span text:style-name="T47">El programa permitirá 1 contra 1 sin tiempo comiendo piezas</text:span><text:span text:style-name="T48"/></text:p>
          </table:table-cell>
          <table:table-cell table:style-name="TableCell010201">
            <text:p text:style-name="P20"><text:span text:style-name="T48"/></text:p>
          </table:table-cell>
        </table:table-row>
        <table:table-row table:style-name="TableRow0103">
          <table:table-cell table:style-name="TableCell010300">
            <text:p text:style-name="P22"><text:span text:style-name="T49">El programa determina cuando se ha terminado la partida con tiempo</text:span><text:span text:style-name="T50"/></text:p>
          </table:table-cell>
          <table:table-cell table:style-name="TableCell010301">
            <text:p text:style-name="P22"><text:span text:style-name="T50"/></text:p>
          </table:table-cell>
        </table:table-row>
        <table:table-row table:style-name="TableRow0104">
          <table:table-cell table:style-name="TableCell010400">
            <text:p text:style-name="P24"><text:span text:style-name="T51">El programa guarda las partidas</text:span><text:span text:style-name="T52"/></text:p>
          </table:table-cell>
          <table:table-cell table:style-name="TableCell010401">
            <text:p text:style-name="P24"><text:span text:style-name="T52"/></text:p>
          </table:table-cell>
        </table:table-row>
        <table:table-row table:style-name="TableRow0105">
          <table:table-cell table:style-name="TableCell010500">
            <text:p text:style-name="P26"><text:span text:style-name="T53">El juego empezará mostrando una pantalla de bienvenida</text:span><text:span text:style-name="T54"/></text:p>
          </table:table-cell>
          <table:table-cell table:style-name="TableCell010501">
            <text:p text:style-name="P26"><text:span text:style-name="T54"/></text:p>
          </table:table-cell>
        </table:table-row>
        <table:table-row table:style-name="TableRow0106">
          <table:table-cell table:style-name="TableCell010600">
            <text:p text:style-name="P28"><text:span text:style-name="T55">El programa da opcion de jugar o revisar partida</text:span><text:span text:style-name="T56"/></text:p>
          </table:table-cell>
          <table:table-cell table:style-name="TableCell010601">
            <text:p text:style-name="P28"><text:span text:style-name="T56"/></text:p>
          </table:table-cell>
        </table:table-row>
        <table:table-row table:style-name="TableRow0107">
          <table:table-cell table:style-name="TableCell010700">
            <text:p text:style-name="P31"><text:span text:style-name="T57">El programa da ocion de jugar contra stockfish</text:span><text:span text:style-name="T58"/></text:p>
          </table:table-cell>
          <table:table-cell table:style-name="TableCell010701">
            <text:p text:style-name="P31"><text:span text:style-name="T58"/></text:p>
          </table:table-cell>
        </table:table-row>
        <table:table-row table:style-name="TableRow0108">
          <table:table-cell table:style-name="TableCell010800">
            <text:p text:style-name="P34"><text:span text:style-name="T59">Mejora de aspectos esteticos</text:span><text:span text:style-name="T60"/></text:p>
          </table:table-cell>
          <table:table-cell table:style-name="TableCell010801">
            <text:p text:style-name="P34"><text:span text:style-name="T60"/></text:p>
          </table:table-cell>
        </table:table-row>
      </table:table>
      <text:p text:style-name="P36"><text:span text:style-name="T61">4b. Pseudocódigo básico</text:span></text:p>
      <text:p text:style-name="P37"><text:span text:style-name="T62"/></text:p>
      <text:p text:style-name="P37"><text:span text:style-name="T63">Cuerpo del programa:</text:span></text:p>
      <text:p text:style-name="P38"><text:span text:style-name="T63">Enseña pantalla de bienvenida</text:span></text:p>
      <text:p text:style-name="P38"><text:span text:style-name="T63">Espera a que el usuario presione una tecla</text:span></text:p>
      <text:p text:style-name="P38"><text:span text:style-name="T63">Mostrar opciones</text:span></text:p>
      <text:p text:style-name="P38"><text:span text:style-name="T63"/></text:p>
      <text:p text:style-name="P39"><text:span text:style-name="T63">Partida :</text:span></text:p>
      <text:p text:style-name="P39"><text:span text:style-name="T63"><text:tab/>Introducir nombre</text:span></text:p>
      <text:p text:style-name="P39"><text:span text:style-name="T63"><text:tab/>Muestra pantalla y esperar movimiento</text:span></text:p>
      <text:p text:style-name="P39"><text:span text:style-name="T63"><text:tab/>Si movimiento correcto cambiar turno y volver a motrar pantalla y esperar movimiento.</text:span></text:p>
      <text:p text:style-name="P39"><text:span text:style-name="T63"><text:tab/>Si movimiento incorrecto, saltar error y esperar a mismo turno</text:span></text:p>
      <text:p text:style-name="P39"><text:span text:style-name="T63"><text:tab/>Si resigna, guardar partida en fichero</text:span></text:p>
      <text:p text:style-name="P39"><text:span text:style-name="T63">Review Partida</text:span></text:p>
      <text:p text:style-name="P39"><text:span text:style-name="T63"><text:tab/>Mostrar menu</text:span></text:p>
      <text:p text:style-name="P39"><text:span text:style-name="T63"><text:tab/>Elegir partida</text:span></text:p>
      <text:p text:style-name="P39"><text:span text:style-name="T63"><text:tab/>Mostrar pantalla y esperar tecla</text:span></text:p>
      <text:p text:style-name="P39"><text:span text:style-name="T63"><text:tab/><text:tab/>avanzar movimiento, mostrar pantalla y ersperar tecla</text:span></text:p>
      <text:p text:style-name="P39"><text:span text:style-name="T63"><text:tab/>Si fin partida, es perar tecla y salir a menu</text:span></text:p>
      <text:p text:style-name="P40"><text:span text:style-name="T64">4c. Diagrama de clases</text:span></text:p>
      <text:p text:style-name="P41"><text:span text:style-name="T65"/></text:p>
      <text:p text:style-name="P41"><draw:frame text:anchor-type="as-char" svg:width="152.40mm" svg:height="75.57mm" style:rel-width="scale" style:rel-height="scale"><draw:object-ole xlink:href="OleObj2"/><draw:image xlink:href="ObjectReplacements/OleObj2"/></draw:frame><text:span text:style-name="T65"/></text:p>
      <text:p text:style-name="P41"><text:span text:style-name="T65"/></text:p>
      <text:p text:style-name="P41"><text:span text:style-name="T65"/></text:p>
      <text:p text:style-name="P41"><text:span text:style-name="T65"/></text:p>
      <text:p text:style-name="P41"><text:span text:style-name="T66">5. Planing inicial y entregas previstas</text:span></text:p>
      <text:p text:style-name="P42"><text:span text:style-name="T67">5a. Entregas previstas</text:span></text:p>
      <text:list text:style-name="L43">
        <text:list-item>
          <text:p text:style-name="P43"><text:span text:style-name="T68">Version 1: Creacion de objetos y press enter to start</text:span></text:p>
        </text:list-item>
        <text:list-item>
          <text:p text:style-name="P43"><text:span text:style-name="T68">Versión 2: Crear y mostrar tabla</text:span></text:p>
        </text:list-item>
        <text:list-item>
          <text:p text:style-name="P43"><text:span text:style-name="T68">Versión 3: Mover piezas por turnos</text:span></text:p>
        </text:list-item>
        <text:list-item>
          <text:p text:style-name="P43"><text:span text:style-name="T68">Versión 4: Correcto movimiento del peón</text:span></text:p>
        </text:list-item>
        <text:list-item>
          <text:p text:style-name="P43"><text:span text:style-name="T68">Versión 5: Correcto movimiento de Bishop Rook y Queen</text:span></text:p>
        </text:list-item>
        <text:list-item>
          <text:p text:style-name="P43"><text:span text:style-name="T68">Versión 6: Movimiento caballo</text:span></text:p>
        </text:list-item>
        <text:list-item>
          <text:p text:style-name="P43"><text:span text:style-name="T68">Versión 7: Enroque</text:span></text:p>
        </text:list-item>
        <text:list-item>
          <text:p text:style-name="P43"><text:span text:style-name="T68">Versión 8: Movimiento rey</text:span></text:p>
        </text:list-item>
        <text:list-item>
          <text:p text:style-name="P43"><text:span text:style-name="T68">Versión 9: Control de jaque</text:span></text:p>
        </text:list-item>
        <text:list-item>
          <text:p text:style-name="P43"><text:span text:style-name="T68">Versión 10: Promoción peón</text:span></text:p>
        </text:list-item>
        <text:list-item>
          <text:p text:style-name="P43"><text:span text:style-name="T68">Versión 11: Guardar partida</text:span></text:p>
        </text:list-item>
        <text:list-item>
          <text:p text:style-name="P43"><text:span text:style-name="T68">Versión 12: Cargar partida</text:span></text:p>
        </text:list-item>
        <text:list-item>
          <text:p text:style-name="P43"><text:span text:style-name="T68">Versión 13: Menú jugar o cargar partida</text:span></text:p>
        </text:list-item>
        <text:list-item>
          <text:p text:style-name="P43"><text:span text:style-name="T68">Versión 16: Resignar</text:span><text:span text:style-name="T69"/></text:p>
        </text:list-item>
      </text:list>
      <text:p text:style-name="P44"><text:span text:style-name="T69"/></text:p>
      <text:p text:style-name="P44"><text:span text:style-name="T69"/></text:p>
      <text:p text:style-name="P45"><text:span text:style-name="T70">5b. Entregas reales</text:span></text:p>
      <text:list text:style-name="L46">
        <text:list-item>
          <text:p text:style-name="P46"><text:span text:style-name="T71">Entrega 1 (7 Mayo): Creado tablero gráfico en consola y jugable por turnos pero solo se compruba el correcto movimiento del peón</text:span></text:p>
        </text:list-item>
        <text:list-item>
          <text:p text:style-name="P46"><text:span text:style-name="T71">Entrega 2 (14 Mayo): Movimiento correcto de todas las piezas con capturas y control de jaque</text:span></text:p>
        </text:list-item>
        <text:list-item>
          <text:p text:style-name="P46"><text:span text:style-name="T71">Entrega 3 (21 Mayo)</text:span><text:span text:style-name="T72">: Movimiento especial enroque, guardar partidas y cargalas conficheros, actualizaci</text:span><text:span text:style-name="T73">ón de UI</text:span><text:span text:style-name="T74"/></text:p>
        </text:list-item>
      </text:list>
      <text:p text:style-name="P47"><text:span text:style-name="T75"/></text:p>
      <text:p text:style-name="P47"><text:span text:style-name="T76">6. Formato de los ficheros</text:span></text:p>
      <text:p text:style-name="P48"><text:span text:style-name="T77">6a. Formato de ficheros de texto</text:span></text:p>
      <text:p text:style-name="P49"><text:span text:style-name="T78">Nombre de partida</text:span></text:p>
      <text:p text:style-name="P49"><text:span text:style-name="T78">Fecha</text:span></text:p>
      <text:p text:style-name="P49"><text:span text:style-name="T78">Tipo de partida</text:span></text:p>
      <text:p text:style-name="P49"><text:span text:style-name="T78">Movimiento (b2 x c3)</text:span></text:p>
      <text:p text:style-name="P49"><text:span text:style-name="T79"/></text:p>
      <text:p text:style-name="P50"><text:span text:style-name="T80">7. Problemas encontrados y soluciones</text:span><text:span text:style-name="T81"/></text:p>
      <text:p text:style-name="P51"><text:span text:style-name="T82">Al decidir hacerlo en consola tuve un problema de visibilidad dado el tamaño de los caracteres y las imágenes. Terminé utilizando letras mayúsulas con diferente color para mayor visibilidad y caracteres unicode para hacer el tablero lo más estetico y grande que podía hacer.</text:span><text:span text:style-name="T83"/></text:p>
      <text:p text:style-name="P51"><text:span text:style-name="T84"/></text:p>
      <text:p text:style-name="P52"><text:span text:style-name="T85">8.Mejoras o restricciones del diseño de inicio</text:span></text:p>
      <text:p text:style-name="P53"><text:span text:style-name="T86">No he tenido suficiente tiempo para implementar utilidades que me hubiese gustado. Como poder volver atrás, jugar con tiempo y comprobar el jaque mate.</text:span></text:p>
      <text:p text:style-name="P53"><text:span text:style-name="T86">Con respecto el diseño de inicio ha mejorado mucho en sentido de clases. He introducido más herencia y he optimizado más la repetición de código para dejarlo todo mucho más ordenado</text:span></text:p>
      <text:p text:style-name="P53"><text:span text:style-name="T87"/></text:p>
      <text:p text:style-name="P54"><text:span text:style-name="T88">9. Capturas de pantalla del proyecto final</text:span><text:span text:style-name="T89"/></text:p>
      <text:p text:style-name="P55"><text:span text:style-name="T90"/></text:p>
      <text:p text:style-name="P55"><draw:frame text:anchor-type="as-char" svg:width="152.40mm" svg:height="85.73mm" style:rel-width="scale" style:rel-height="scale"><draw:object-ole xlink:href="OleObj3"/><draw:image xlink:href="ObjectReplacements/OleObj3"/></draw:frame><text:span text:style-name="T91"/></text:p>
      <text:p text:style-name="P55"><text:span text:style-name="T91"/></text:p>
      <text:p text:style-name="P55"><draw:frame text:anchor-type="as-char" svg:width="152.40mm" svg:height="85.73mm" style:rel-width="scale" style:rel-height="scale"><draw:object-ole xlink:href="OleObj4"/><draw:image xlink:href="ObjectReplacements/OleObj4"/></draw:frame><text:span text:style-name="T91"/></text:p>
      <text:p text:style-name="P55"><text:span text:style-name="T91"/></text:p>
      <text:p text:style-name="P55"><draw:frame text:anchor-type="as-char" svg:width="152.40mm" svg:height="85.73mm" style:rel-width="scale" style:rel-height="scale"><draw:object-ole xlink:href="OleObj5"/><draw:image xlink:href="ObjectReplacements/OleObj5"/></draw:frame><text:span text:style-name="T91"/></text:p>
      <text:p text:style-name="P55"><text:span text:style-name="T91"/></text:p>
      <text:p text:style-name="P55"><draw:frame text:anchor-type="as-char" svg:width="152.40mm" svg:height="85.73mm" style:rel-width="scale" style:rel-height="scale"><draw:object-ole xlink:href="OleObj6"/><draw:image xlink:href="ObjectReplacements/OleObj6"/></draw:frame><text:span text:style-name="T91"/></text:p>
      <text:p text:style-name="P55"><text:span text:style-name="T91"/></text:p>
      <text:p text:style-name="P55"><draw:frame text:anchor-type="as-char" svg:width="152.40mm" svg:height="85.73mm" style:rel-width="scale" style:rel-height="scale"><draw:object-ole xlink:href="OleObj7"/><draw:image xlink:href="ObjectReplacements/OleObj7"/></draw:frame><text:span text:style-name="T91"/></text:p>
      <text:p text:style-name="P55"><text:span text:style-name="T91"/></text:p>
      <text:p text:style-name="P55"><draw:frame text:anchor-type="as-char" svg:width="152.40mm" svg:height="85.73mm" style:rel-width="scale" style:rel-height="scale"><draw:object-ole xlink:href="OleObj8"/><draw:image xlink:href="ObjectReplacements/OleObj8"/></draw:frame><text:span text:style-name="T91"/></text:p>
      <text:p text:style-name="P55"><text:span text:style-name="T91"/></text:p>
      <text:p text:style-name="P55"><text:span text:style-name="T92"/></text:p>
      <text:p text:style-name="P56"><text:span text:style-name="T93">10.Código fuente del proyecto final</text:span></text:p>
      <text:p text:style-name="P57"><text:span text:style-name="T94">(…)</text:span></text:p>
      <text:p text:style-name="P58"><text:span text:style-name="T95"/></text:p>
      <text:p text:style-name="P58"><text:span text:style-name="T95"/></text:p>
      <text:p text:style-name="P59"><text:span text:style-name="T9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